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ExecutionPlanRequest-2.1" table:style-name="ta1" table:print-ranges="A1:AF3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ExecutionPlanRequest">
            <text:p>TransportExecutionPlanRequest</text:p>
          </table:table-cell>
          <table:table-cell table:style-name="ce8" office:value-type="string" office:string-value="Transport Execution Plan Request. Details">
            <text:p>Transport Execution Plan Request. Details</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by a transport user to request a transport service from a transport service provider.">
            <text:p>A document sent by a transport user to request a transport service from a transport service provi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Transport Execution Plan Request. UBL Version Identifier. Identifier">
            <text:p>Transport Execution Plan Request. UBL Version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Transport Execution Plan Request. Customization Identifier. Identifier">
            <text:p>Transport Execution Plan Request. Customization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Transport Execution Plan Request. Profile Identifier. Identifier">
            <text:p>Transport Execution Plan Request. Profile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Transport Execution Plan Request. Profile Execution Identifier. Identifier">
            <text:p>Transport Execution Plan Request. Profile Execution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Transport Execution Plan Request. Identifier">
            <text:p>Transport Execution Plan Request.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VersionID">
            <text:p>VersionID</text:p>
          </table:table-cell>
          <table:table-cell table:style-name="ce9" office:value-type="string" office:string-value="Transport Execution Plan Request. Version. Identifier">
            <text:p>Transport Execution Plan Request. Version.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Version">
            <text:p>Version</text:p>
          </table:table-cell>
          <table:table-cell table:style-name="ce11" office:value-type="string" table:formula="of:=IF([.F8]&lt;&gt;&quot;&quot;;CONCATENATE([.F8];&quot; &quot;;[.G8]);[.G8])" office:string-value="Version">
            <text:p>Version</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current version of the Transport Execution Plan Request.">
            <text:p>An identifier for the current version of the Transport Execution Plan Request.</text:p>
          </table:table-cell>
          <table:table-cell table:style-name="ce9" office:value-type="string" office:string-value="1.1 ">
            <text:p><text:s/>1.1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Transport Execution Plan Request. Copy_ Indicator. Indicator">
            <text:p>Transport Execution Plan Request. Copy_ Indicator. Indicato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Transport Execution Plan Request. UUID. Identifier">
            <text:p>Transport Execution Plan Request. UUID.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Transport Execution Plan Request. Issue Date. Date">
            <text:p>Transport Execution Plan Request. Issue Date. Dat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Transport Document Date">
            <text:p>Transport Document Date</text:p>
          </table:table-cell>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Transport Execution Plan Request. Issue Time. Time">
            <text:p>Transport Execution Plan Request. Issue Time. Tim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DocumentStatusCode">
            <text:p>DocumentStatusCode</text:p>
          </table:table-cell>
          <table:table-cell table:style-name="ce9" office:value-type="string" office:string-value="Transport Execution Plan Request. Document Status Code. Code">
            <text:p>Transport Execution Plan Request. Document Status Code. Cod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Document Status">
            <text:p>Document Status</text:p>
          </table:table-cell>
          <table:table-cell table:style-name="ce9" office:value-type="string" office:string-value="Code">
            <text:p>Code</text:p>
          </table:table-cell>
          <table:table-cell table:style-name="ce11" office:value-type="string" table:formula="of:=IF([.F13]&lt;&gt;&quot;&quot;;CONCATENATE([.F13];&quot; &quot;;[.G13]);[.G13])" office:string-value="Document Status Code">
            <text:p>Document Status Code</text:p>
          </table:table-cell>
          <table:table-cell table:style-name="ce9" office:value-type="string" office:string-value="Code">
            <text:p>Code</text:p>
          </table:table-cell>
          <table:table-cell table:style-name="ce9" office:value-type="string" office:string-value="Document Status">
            <text:p>Document Status</text:p>
          </table:table-cell>
          <table:table-cell table:style-name="ce11" office:value-type="string" table:formula="of:=IF([.J13]&lt;&gt;&quot;&quot;;CONCATENATE([.J13];&quot;_ &quot;;[.I13];&quot;. Type&quot;);CONCATENATE([.I13];&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status of the Transport Execution Plan Request.">
            <text:p>A code signifying the status of the Transport Execution Plan Reque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StatusReasonCode">
            <text:p>DocumentStatusReasonCode</text:p>
          </table:table-cell>
          <table:table-cell table:style-name="ce9" office:value-type="string" office:string-value="Transport Execution Plan Request. Document Status Reason Code. Code">
            <text:p>Transport Execution Plan Request. Document Status Reason Code. Cod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Code">
            <text:p>Code</text:p>
          </table:table-cell>
          <table:table-cell table:style-name="ce11" office:value-type="string" table:formula="of:=IF([.F14]&lt;&gt;&quot;&quot;;CONCATENATE([.F14];&quot; &quot;;[.G14]);[.G14])" office:string-value="Document Status Reason Code">
            <text:p>Document Status Reason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a reason associated with the status of the Transport Execution Plan Request.">
            <text:p>A code signifying a reason associated with the status of the Transport Execution Plan Reque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StatusReasonDescription">
            <text:p>DocumentStatusReasonDescription</text:p>
          </table:table-cell>
          <table:table-cell table:style-name="ce9" office:value-type="string" office:string-value="Transport Execution Plan Request. Document Status Reason Description. Text">
            <text:p>Transport Execution Plan Request. Document Status Reason Description. Text</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Description">
            <text:p>Description</text:p>
          </table:table-cell>
          <table:table-cell table:style-name="ce11" office:value-type="string" table:formula="of:=IF([.F15]&lt;&gt;&quot;&quot;;CONCATENATE([.F15];&quot; &quot;;[.G15]);[.G15])" office:string-value="Document Status Reason Description">
            <text:p>Document Status Reason Description</text:p>
          </table:table-cell>
          <table:table-cell table:style-name="ce9" office:value-type="string" office:string-value="Text">
            <text:p>Text</text:p>
          </table:table-cell>
          <table:table-cell table:style-name="ce9" office:value-type="string" office:string-value=""/>
          <table:table-cell table:style-name="ce11" office:value-type="string"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A reason associated with the status of the Transport Execution Plan Request.">
            <text:p>A reason associated with the status of the Transport Execution Plan Request.</text:p>
          </table:table-cell>
          <table:table-cell table:style-name="ce9" office:value-type="string" office:string-value="123 Standard Chartered Tower ">
            <text:p><text:s/>123 Standard Chartered Tower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Note">
            <text:p>Note</text:p>
          </table:table-cell>
          <table:table-cell table:style-name="ce9" office:value-type="string" office:string-value="Transport Execution Plan Request. Note. Text">
            <text:p>Transport Execution Plan Request. Note. Text</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6]&lt;&gt;&quot;&quot;;CONCATENATE([.F16];&quot; &quot;;[.G16]);[.G16])"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ransportUserRemarks">
            <text:p>TransportUserRemarks</text:p>
          </table:table-cell>
          <table:table-cell table:style-name="ce9" office:value-type="string" office:string-value="Transport Execution Plan Request. Transport User_ Remarks. Text">
            <text:p>Transport Execution Plan Request. Transport User_ Remarks. Text</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Transport User">
            <text:p>Transport User</text:p>
          </table:table-cell>
          <table:table-cell table:style-name="ce9" office:value-type="string" office:string-value=""/>
          <table:table-cell table:style-name="ce9" office:value-type="string" office:string-value="Remarks">
            <text:p>Remarks</text:p>
          </table:table-cell>
          <table:table-cell table:style-name="ce11" office:value-type="string" table:formula="of:=IF([.F17]&lt;&gt;&quot;&quot;;CONCATENATE([.F17];&quot; &quot;;[.G17]);[.G17])" office:string-value="Remarks">
            <text:p>Remarks</text:p>
          </table:table-cell>
          <table:table-cell table:style-name="ce9" office:value-type="string" office:string-value="Text">
            <text:p>Text</text:p>
          </table:table-cell>
          <table:table-cell table:style-name="ce9" office:value-type="string" office:string-value=""/>
          <table:table-cell table:style-name="ce11" office:value-type="string"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Remarks from the transport user regarding the transport operations referenced in the Transport Execution Plan Request.">
            <text:p>Remarks from the transport user regarding the transport operations referenced in the Transport Execution Plan Reque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18]=&quot;Universally Unique&quot;;&quot;UU&quot;;[.E18]);[.F18];IF([.H18]&lt;&gt;[.I18];[.H18];&quot;&quot;);CONCATENATE(IF([.I18]=&quot;Identifier&quot;;&quot;ID&quot;;IF([.I18]=&quot;Text&quot;;&quot;&quot;;[.I18]))));&quot; &quot;;&quot;&quot;);&quot;'&quot;;&quot;&quot;)" office:value-type="string" table:style-name="ce4" office:string-value="SenderParty">
            <text:p>SenderParty</text:p>
          </table:table-cell>
          <table:table-cell office:value-type="string" table:style-name="ce10" office:string-value="Transport Execution Plan Request. Sender_ Party. Party">
            <text:p>Transport Execution Plan Request. Send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Sender">
            <text:p>Sender</text:p>
          </table:table-cell>
          <table:table-cell table:style-name="ce10" office:value-type="string" office:string-value=""/>
          <table:table-cell table:style-name="ce10" office:value-type="string" office:string-value=""/>
          <table:table-cell table:formula="of:=[.M1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sending the Transport Execution Plan Request.">
            <text:p>The party sending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table:style-name="ce4" office:string-value="ReceiverParty">
            <text:p>ReceiverParty</text:p>
          </table:table-cell>
          <table:table-cell office:value-type="string" table:style-name="ce10" office:string-value="Transport Execution Plan Request. Receiver_ Party. Party">
            <text:p>Transport Execution Plan Request. Receiv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Receiver">
            <text:p>Receiver</text:p>
          </table:table-cell>
          <table:table-cell table:style-name="ce10" office:value-type="string" office:string-value=""/>
          <table:table-cell table:style-name="ce10" office:value-type="string" office:string-value=""/>
          <table:table-cell table:formula="of:=[.M19]"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receiving the Transport Execution Plan Request.">
            <text:p>The party receiving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table:style-name="ce4" office:string-value="TransportUserParty">
            <text:p>TransportUserParty</text:p>
          </table:table-cell>
          <table:table-cell office:value-type="string" table:style-name="ce10" office:string-value="Transport Execution Plan Request. Transport User_ Party. Party">
            <text:p>Transport Execution Plan Request. Transport Us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User">
            <text:p>Transport User</text:p>
          </table:table-cell>
          <table:table-cell table:style-name="ce10" office:value-type="string" office:string-value=""/>
          <table:table-cell table:style-name="ce10" office:value-type="string" office:string-value=""/>
          <table:table-cell table:formula="of:=[.M20]"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requesting the transport services referenced in the Transport Execution Plan Request.">
            <text:p>The party requesting the transport services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table:style-name="ce4" office:string-value="TransportServiceProviderParty">
            <text:p>TransportServiceProviderParty</text:p>
          </table:table-cell>
          <table:table-cell office:value-type="string" table:style-name="ce10" office:string-value="Transport Execution Plan Request. Transport Service Provider_ Party. Party">
            <text:p>Transport Execution Plan Request. Transport Service Provid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Service Provider">
            <text:p>Transport Service Provider</text:p>
          </table:table-cell>
          <table:table-cell table:style-name="ce10" office:value-type="string" office:string-value=""/>
          <table:table-cell table:style-name="ce10" office:value-type="string" office:string-value=""/>
          <table:table-cell table:formula="of:=[.M21]"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providing the transport services referenced in the Transport Execution Plan Request.">
            <text:p>The party providing the transport services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PayeeParty">
            <text:p>PayeeParty</text:p>
          </table:table-cell>
          <table:table-cell office:value-type="string" table:style-name="ce10" office:string-value="Transport Execution Plan Request. Payee_ Party. Party">
            <text:p>Transport Execution Plan Request. Payee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22]"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that will pay for the transport service(s) referred to in a Transport Execution Plan.">
            <text:p>The party that will pay for the transport service(s) referred to in a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Signature">
            <text:p>Signature</text:p>
          </table:table-cell>
          <table:table-cell office:value-type="string" table:style-name="ce10" office:string-value="Transport Execution Plan Request. Signature">
            <text:p>Transport Execution Plan Request. Signature</text:p>
          </table:table-cell>
          <table:table-cell table:style-name="ce10" office:value-type="string" office:string-value=""/>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style-name="ce10" office:value-type="string" office:string-value=""/>
          <table:table-cell table:formula="of:=[.M23]"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TransportExecutionPlanDocumentReference">
            <text:p>TransportExecutionPlanDocumentReference</text:p>
          </table:table-cell>
          <table:table-cell office:value-type="string" table:style-name="ce10" office:string-value="Transport Execution Plan Request. Transport Execution Plan_ Document Reference. Document Reference">
            <text:p>Transport Execution Plan Request. Transport Execution Plan_ Document Reference. Document Referen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formula="of:=[.M24]"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l Transport Execution Plan Document.">
            <text:p>A reference to an original Transport Execution Plan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TransportServiceDescriptionDocumentReference">
            <text:p>TransportServiceDescriptionDocumentReference</text:p>
          </table:table-cell>
          <table:table-cell office:value-type="string" table:style-name="ce10" office:string-value="Transport Execution Plan Request. Transport Service Description_ Document Reference. Document Reference">
            <text:p>Transport Execution Plan Request. Transport Service Description_ Document Reference. Document Referen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Service Description">
            <text:p>Transport Service Description</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Transport Service Description, which is used by a transport service provider to announce transport services to transport users (buyers).">
            <text:p>A reference to the Transport Service Description, which is used by a transport service provider to announce transport services to transport users (buyers).</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AdditionalDocumentReference">
            <text:p>AdditionalDocumentReference</text:p>
          </table:table-cell>
          <table:table-cell office:value-type="string" table:style-name="ce10" office:string-value="Transport Execution Plan Request. Additional_ Document Reference. Document Reference">
            <text:p>Transport Execution Plan Request. Additional_ Document Reference. Document Referen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TransportContract">
            <text:p>TransportContract</text:p>
          </table:table-cell>
          <table:table-cell office:value-type="string" table:style-name="ce10" office:string-value="Transport Execution Plan Request. Transport_ Contract. Contract">
            <text:p>Transport Execution Plan Request. Transport_ Contract. Contract</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text:p>Transport</text:p>
          </table:table-cell>
          <table:table-cell table:style-name="ce10" office:value-type="string" office:string-value=""/>
          <table:table-cell table:style-name="ce10" office:value-type="string" office:string-value=""/>
          <table:table-cell table:formula="of:=[.M27]"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potential contract related to the Transport Execution Plan Request.">
            <text:p>A potential contract related to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TransportServiceProviderResponseDeadlinePeriod">
            <text:p>TransportServiceProviderResponseDeadlinePeriod</text:p>
          </table:table-cell>
          <table:table-cell office:value-type="string" table:style-name="ce10" office:string-value="Transport Execution Plan Request. Transport Service Provider Response Deadline_ Period. Period">
            <text:p>Transport Execution Plan Request. Transport Service Provider Response Deadline_ Period. Period</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Service Provider Response Deadline">
            <text:p>Transport Service Provider Response Deadline</text:p>
          </table:table-cell>
          <table:table-cell table:style-name="ce10" office:value-type="string" office:string-value=""/>
          <table:table-cell table:style-name="ce10" office:value-type="string" office:string-value=""/>
          <table:table-cell table:formula="of:=[.M28]"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adline for a response from the Transport Service Provider to this Transport Execution Plan Request.">
            <text:p>A deadline for a response from the Transport Service Provider to this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MainTransportationService">
            <text:p>MainTransportationService</text:p>
          </table:table-cell>
          <table:table-cell office:value-type="string" table:style-name="ce10" office:string-value="Transport Execution Plan Request. Main_ Transportation Service. Transportation Service">
            <text:p>Transport Execution Plan Request. Main_ Transportation Service. Transportation Servi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Main">
            <text:p>Main</text:p>
          </table:table-cell>
          <table:table-cell table:style-name="ce10" office:value-type="string" office:string-value=""/>
          <table:table-cell table:style-name="ce10" office:value-type="string" office:string-value=""/>
          <table:table-cell table:formula="of:=[.M29]"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description of the main transportation service referenced in the Transport Execution Plan Request.">
            <text:p>A description of the main transportation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AdditionalTransportationService">
            <text:p>AdditionalTransportationService</text:p>
          </table:table-cell>
          <table:table-cell office:value-type="string" table:style-name="ce10" office:string-value="Transport Execution Plan Request. Additional_ Transportation Service. Transportation Service">
            <text:p>Transport Execution Plan Request. Additional_ Transportation Service. Transportation Servi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0]"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scription of an additional transportation service referenced in the Transport Execution Plan Request.">
            <text:p>A description of an additional transportation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erviceStartTimePeriod">
            <text:p>ServiceStartTimePeriod</text:p>
          </table:table-cell>
          <table:table-cell office:value-type="string" table:style-name="ce10" office:string-value="Transport Execution Plan Request. Service Start Time_ Period. Period">
            <text:p>Transport Execution Plan Request. Service Start Time_ Period. Period</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Service Start Time">
            <text:p>Service Start Time</text:p>
          </table:table-cell>
          <table:table-cell table:style-name="ce10" office:value-type="string" office:string-value=""/>
          <table:table-cell table:style-name="ce10" office:value-type="string" office:string-value=""/>
          <table:table-cell table:formula="of:=[.M31]"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within which the services referred to in the Transport Execution Plan Request must begin.">
            <text:p>The period within which the services referred to in the Transport Execution Plan Request must begi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erviceEndTimePeriod">
            <text:p>ServiceEndTimePeriod</text:p>
          </table:table-cell>
          <table:table-cell office:value-type="string" table:style-name="ce10" office:string-value="Transport Execution Plan Request. Service End Time_ Period. Period">
            <text:p>Transport Execution Plan Request. Service End Time_ Period. Period</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Service End Time">
            <text:p>Service End Time</text:p>
          </table:table-cell>
          <table:table-cell table:style-name="ce10" office:value-type="string" office:string-value=""/>
          <table:table-cell table:style-name="ce10" office:value-type="string" office:string-value=""/>
          <table:table-cell table:formula="of:=[.M3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during which the services referred to in the Transport Execution Plan Request must be completed.">
            <text:p>The period during which the services referred to in the Transport Execution Plan Request must be complet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FromLocation">
            <text:p>FromLocation</text:p>
          </table:table-cell>
          <table:table-cell office:value-type="string" table:style-name="ce10" office:string-value="Transport Execution Plan Request. From_ Location. Location">
            <text:p>Transport Execution Plan Request. From_ Location. Location</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From">
            <text:p>From</text:p>
          </table:table-cell>
          <table:table-cell table:style-name="ce10" office:value-type="string" office:string-value=""/>
          <table:table-cell table:style-name="ce10" office:value-type="string" office:string-value=""/>
          <table:table-cell table:formula="of:=[.M33]"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origin of the transport service referenced in the Transport Execution Plan Request.">
            <text:p>The location of origin of the transport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ToLocation">
            <text:p>ToLocation</text:p>
          </table:table-cell>
          <table:table-cell office:value-type="string" table:style-name="ce10" office:string-value="Transport Execution Plan Request. To_ Location. Location">
            <text:p>Transport Execution Plan Request. To_ Location. Location</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o">
            <text:p>To</text:p>
          </table:table-cell>
          <table:table-cell table:style-name="ce10" office:value-type="string" office:string-value=""/>
          <table:table-cell table:style-name="ce10" office:value-type="string" office:string-value=""/>
          <table:table-cell table:formula="of:=[.M34]"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destination location for the transport service referenced in the Transport Execution Plan Request.">
            <text:p>The destination location for the transport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AtLocation">
            <text:p>AtLocation</text:p>
          </table:table-cell>
          <table:table-cell office:value-type="string" table:style-name="ce10" office:string-value="Transport Execution Plan Request. At_ Location. Location">
            <text:p>Transport Execution Plan Request. At_ Location. Location</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At">
            <text:p>At</text:p>
          </table:table-cell>
          <table:table-cell table:style-name="ce10" office:value-type="string" office:string-value=""/>
          <table:table-cell table:style-name="ce10" office:value-type="string" office:string-value=""/>
          <table:table-cell table:formula="of:=[.M35]"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a transport service (e.g., terminal handling service) that does not require transport movement.">
            <text:p>The location of a transport service (e.g., terminal handling service) that does not require transport move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TransportExecutionTerms">
            <text:p>TransportExecutionTerms</text:p>
          </table:table-cell>
          <table:table-cell office:value-type="string" table:style-name="ce10" office:string-value="Transport Execution Plan Request. Transport Execution Terms">
            <text:p>Transport Execution Plan Request. Transport Execution Terms</text:p>
          </table:table-cell>
          <table:table-cell table:style-name="ce10" office:value-type="string" office:string-value=""/>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style-name="ce10" office:value-type="string" office:string-value=""/>
          <table:table-cell table:formula="of:=[.M36]" office:value-type="string" table:style-name="ce10" office:string-value="Transport Execution Terms">
            <text:p>Transport Execution Terms</text:p>
          </table:table-cell>
          <table:table-cell office:value-type="string" table:style-name="ce10" office:string-value="Transport Execution Terms">
            <text:p>Transport Execution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 Execution Terms">
            <text:p>Transport Execution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description of terms and conditions related to the Transport Execution Plan Request.">
            <text:p>A description of terms and conditions related to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Consignment">
            <text:p>Consignment</text:p>
          </table:table-cell>
          <table:table-cell office:value-type="string" table:style-name="ce10" office:string-value="Transport Execution Plan Request. Consignment">
            <text:p>Transport Execution Plan Request. Consignment</text:p>
          </table:table-cell>
          <table:table-cell table:style-name="ce10" office:value-type="string" office:string-value=""/>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Consignment">
            <text:p>Consignment</text:p>
          </table:table-cell>
          <table:table-cell office:value-type="string" table:style-name="ce10"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signment">
            <text:p>Consignment</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description of an identifiable collection of goods items to be transported between the consignor and the consignee. This information may be defined within a transport contract. A consignment may comprise more than one shipment (e.g., when consolidated by a freight forwarder).">
            <text:p>A description of an identifiable collection of goods items to be transported between the consignor and the consignee. This information may be defined within a transport contract. A consignment may comprise more than one shipment (e.g., when consolidated by a freight forwar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